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6A0000008348CD35D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Symbol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MX"/>
    </style:style>
    <style:style style:name="P2" style:family="paragraph" style:parent-style-name="Standard">
      <style:text-properties fo:language="es" fo:country="MX" style:language-asian="es" style:country-asian="MX"/>
    </style:style>
    <style:style style:name="P3" style:family="paragraph" style:parent-style-name="Standard">
      <style:paragraph-properties fo:text-align="justify" style:justify-single-word="false"/>
      <style:text-properties fo:language="es" fo:country="MX"/>
    </style:style>
    <style:style style:name="P4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Garuda" fo:font-size="14pt" fo:language="es" fo:country="MX" fo:font-weight="bold" style:font-size-asian="14pt" style:font-weight-asian="bold" style:font-name-complex="Garuda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Garuda" fo:font-size="20pt" fo:language="es" fo:country="MX" fo:font-weight="bold" style:font-size-asian="20pt" style:font-weight-asian="bold" style:font-name-complex="Garuda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alibri1" fo:font-size="12pt" fo:letter-spacing="normal" fo:language="es" fo:country="MX" fo:font-style="normal" fo:font-weight="normal" style:font-size-asian="12pt" style:font-style-asian="normal" style:font-weight-asian="normal" style:font-name-complex="Calibri1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language="es" fo:country="MX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officeooo:paragraph-rsid="00096949"/>
    </style:style>
    <style:style style:name="P13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P14" style:family="paragraph" style:parent-style-name="Standard">
      <style:text-properties officeooo:rsid="000d03e3" officeooo:paragraph-rsid="000d03e3"/>
    </style:style>
    <style:style style:name="P15" style:family="paragraph" style:parent-style-name="Standard">
      <style:text-properties fo:font-weight="bold" officeooo:rsid="000d03e3" style:font-weight-asian="bold" style:font-weight-complex="bold"/>
    </style:style>
    <style:style style:name="P16" style:family="paragraph" style:parent-style-name="Standard">
      <style:text-properties fo:font-weight="bold" officeooo:rsid="000d03e3" officeooo:paragraph-rsid="000d03e3" style:font-weight-asian="bold" style:font-weight-complex="bold"/>
    </style:style>
    <style:style style:name="P17" style:family="paragraph" style:parent-style-name="Standard">
      <style:text-properties fo:font-weight="bold" officeooo:rsid="000d03e3" officeooo:paragraph-rsid="000f01ff" style:font-weight-asian="bold" style:font-weight-complex="bold"/>
    </style:style>
    <style:style style:name="P18" style:family="paragraph" style:parent-style-name="Standard" style:master-page-name="Standard">
      <style:paragraph-properties fo:text-align="justify" style:justify-single-word="false" style:page-number="auto"/>
      <style:text-properties fo:font-size="14pt" fo:language="es" fo:country="MX" fo:font-weight="bold" style:font-size-asian="14pt" style:font-weight-asian="bold" style:font-size-complex="14pt" style:font-weight-complex="bold"/>
    </style:style>
    <style:style style:name="P19" style:family="paragraph" style:parent-style-name="Heading_20_1">
      <style:text-properties fo:language="es" fo:country="MX"/>
    </style:style>
    <style:style style:name="P20" style:family="paragraph" style:parent-style-name="Heading_20_4">
      <style:text-properties fo:color="#808080" style:font-name="Meta-Normal" style:font-name-complex="Meta-Normal"/>
    </style:style>
    <style:style style:name="P21" style:family="paragraph">
      <style:paragraph-properties style:writing-mode="lr-tb"/>
    </style:style>
    <style:style style:name="T1" style:family="text">
      <style:text-properties style:use-window-font-color="true" fo:font-size="7pt" fo:font-weight="bold" fo:background-color="#ffffff" loext:char-shading-value="0" style:font-size-asian="7pt" style:font-weight-asian="bold" style:font-name-complex="Arial"/>
    </style:style>
    <style:style style:name="T2" style:family="text">
      <style:text-properties style:use-window-font-color="true" style:font-name="Arial" fo:font-size="7pt" fo:font-weight="bold" fo:background-color="transparent" loext:char-shading-value="0" style:font-size-asian="7pt" style:font-weight-asian="bold" style:font-name-complex="Arial"/>
    </style:style>
    <style:style style:name="T3" style:family="text">
      <style:text-properties officeooo:rsid="00096949"/>
    </style:style>
    <style:style style:name="T4" style:family="text">
      <style:text-properties officeooo:rsid="000d03e3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99" style:editable="false">
        <style:columns fo:column-count="1" fo:column-gap="0cm"/>
        <style:background-image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6"/>
      <text:p text:style-name="P6"/>
      <text:p text:style-name="P6"/>
      <text:p text:style-name="P8"/>
      <text:p text:style-name="P9">LUIGI </text:p>
      <text:p text:style-name="P9"/>
      <text:p text:style-name="P6"/>
      <text:p text:style-name="P6"/>
      <text:p text:style-name="P7">Integrantes</text:p>
      <text:p text:style-name="P7"/>
      <text:p text:style-name="P10"/>
      <text:p text:style-name="P10"/>
      <text:p text:style-name="P10">Víctor Alfonso López Canchola</text:p>
      <text:p text:style-name="P10">Jorge López M.</text:p>
      <text:p text:style-name="P10">Wilfrido Cortes Torres</text:p>
      <text:p text:style-name="P10"/>
      <text:p text:style-name="P10"/>
      <text:p text:style-name="P11"/>
      <text:p text:style-name="P6"/>
      <text:p text:style-name="P6"><text:tab/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Propósito</text:p>
      <text:p text:style-name="P3"/>
      <text:p text:style-name="P3"><text:span text:style-name="T4">Instalar y u</text:span>tilizar la herramienta Luigi <text:span text:style-name="T4">creando </text:span>un workflow, en el cual se <text:span text:style-name="T4">ejecutan </text:span>las tareas <text:span text:style-name="T4">que se generaron para saber el contenido mejor rankeado y el menor rankeado</text:span> con el dataset de ne<text:span text:style-name="T4">t</text:span>flix.</text:p>
      <text:p text:style-name="P3"/>
      <text:p text:style-name="P6">Proceso</text:p>
      <text:p text:style-name="P6"/>
      <text:p text:style-name="P1"><text:tab/></text:p>
      <text:p text:style-name="Standard">luigi </text:p>
      <text:p text:style-name="Standard"><text:a xlink:type="simple" xlink:href="http://luigi.readthedocs.org/en/latest/index.html"><text:span text:style-name="Internet_20_link">http://luigi.readthedocs.org/en/latest/index.html</text:span></text:a></text:p>
      <text:p text:style-name="Standard"/>
      <text:p text:style-name="Standard"/>
      <text:p text:style-name="Standard">instalar luigi.</text:p>
      <text:p text:style-name="Standard"><text:span text:style-name="Source_20_Text">pip install luigi</text:span> </text:p>
      <text:p text:style-name="Standard"/>
      <text:p text:style-name="Standard"/>
      <text:p text:style-name="Standard"><text:span text:style-name="Source_20_Text">python setup.py install</text:span>.</text:p>
      <text:p text:style-name="Standard"><text:span text:style-name="Source_20_Text">pip install tornado</text:span></text:p>
      <text:p text:style-name="Standard"/>
      <text:p text:style-name="Standard"/>
      <text:p text:style-name="Standard"/>
      <text:p text:style-name="Standard"><text:span text:style-name="Source_20_Text">se crea la clase que implementa el work flow</text:span></text:p>
      <text:p text:style-name="P17">luigi/src/</text:p>
      <text:p text:style-name="P14">MyWorkflow.py </text:p>
      <text:p text:style-name="Standard"/>
      <text:section text:style-name="Sect1" text:name="Section9">
        <text:p text:style-name="Standard"/>
        <text:p text:style-name="Standard"/>
        <text:p text:style-name="P12"/>
        <text:p text:style-name="P12">import luigi </text:p>
        <text:p text:style-name="P12">import luigi.scheduler </text:p>
        <text:p text:style-name="P12">import luigi.worker </text:p>
        <text:p text:style-name="P12">import logging </text:p>
        <text:p text:style-name="P12">from NetflixTask1 import PigJobTask1 </text:p>
        <text:p text:style-name="P12">from NetflixTask2 import PigJobTask2 </text:p>
        <text:p text:style-name="P12"/>
        <text:p text:style-name="P12"/>
        <text:section text:style-name="Sect2" text:name="Section2">
          <text:p text:style-name="P12"/>
          <text:p text:style-name="P12"/>
        </text:section>
        <text:p text:style-name="P12">import luigi </text:p>
        <text:p text:style-name="P12">import luigi.scheduler </text:p>
        <text:p text:style-name="P12">import luigi.worker </text:p>
        <text:p text:style-name="P12">import logging </text:p>
        <text:p text:style-name="P12">from NetflixTask1 import PigJobTask1 </text:p>
        <text:p text:style-name="P12">from NetflixTask2 import PigJobTask2 </text:p>
        <text:p text:style-name="P12"/>
        <text:p text:style-name="P12">#logger = logging.getLogger('luigi-interface') </text:p>
        <text:p text:style-name="P12"><text:s/></text:p>
        <text:p text:style-name="P12">class MyWorkflow(luigi.Task): </text:p>
        <text:p text:style-name="P12"><text:s text:c="4"/>''' </text:p>
        <text:p text:style-name="P12"><text:s text:c="4"/>An example luigi workflow task, which runs a whole workflow of other luigi </text:p>
        <text:p text:style-name="P12"><text:s text:c="4"/>tasks when executed. </text:p>
        <text:p text:style-name="P12"><text:s text:c="4"/>''' </text:p>
        <text:p text:style-name="P12"><text:soft-page-break/><text:s text:c="4"/># Here we define the whole workflow in the requires function </text:p>
        <text:p text:style-name="P12"><text:s text:c="4"/>def requires(self): </text:p>
        <text:p text:style-name="P12"><text:s text:c="8"/>print ':::::::::::::::::::::::::::::::::::::::::::::.' </text:p>
        <text:p text:style-name="P12"><text:s text:c="8"/>task_a = PigJobTask1() </text:p>
        <text:p text:style-name="P12"><text:s text:c="8"/>task_b = PigJobTask2(upstream_task=task_a) </text:p>
        <text:p text:style-name="P12"><text:s text:c="8"/># task_b = PigJobTask2() </text:p>
        <text:p text:style-name="P12"><text:s text:c="8"/>return task_b </text:p>
        <text:p text:style-name="P12"><text:s/></text:p>
        <text:p text:style-name="P12"><text:s text:c="4"/># Define a simple marker file to show that the workflow has completed </text:p>
        <text:p text:style-name="P12"><text:s text:c="4"/>def output(self): </text:p>
        <text:p text:style-name="P12"><text:s text:c="8"/>return luigi.LocalTarget("/usr/local/hadoop/luigi-1.3.0/examples/myexamples/prueba" + '.workflow_complete') </text:p>
        <text:p text:style-name="P12"><text:s/></text:p>
        <text:p text:style-name="P12"><text:s text:c="4"/># Just write some text to the marker file </text:p>
        <text:p text:style-name="P12"><text:s text:c="4"/>def run(self): </text:p>
        <text:p text:style-name="P12"><text:s text:c="8"/>with self.output().open('w') as outfile: </text:p>
        <text:p text:style-name="P12"><text:s text:c="12"/>outfile.write('Workflow complete!') </text:p>
        <text:p text:style-name="P12"><text:s/></text:p>
        <text:p text:style-name="P12"/>
        <text:p text:style-name="P12"><text:s text:c="2"/></text:p>
        <text:p text:style-name="P12"># If this file is executed as a script, let luigi take care of it: </text:p>
        <text:p text:style-name="P12">if __name__ == '__main__': </text:p>
        <text:p text:style-name="P12"><text:s text:c="4"/>print ':::::::::::::::::::::::::::::::::::::::::::::.' </text:p>
        <text:p text:style-name="P12"><text:s text:c="4"/>luigi.run(["--local-scheduler"], main_task_cls=MyWorkflow)</text:p>
        <text:p text:style-name="Standard"/>
        <text:p text:style-name="Standard"/>
        <text:p text:style-name="Standard"/>
        <text:p text:style-name="Standard"/>
      </text:section>
      <text:p text:style-name="P15"/>
      <text:p text:style-name="P16"/>
      <text:p text:style-name="P16">luigi/archivos/</text:p>
      <text:p text:style-name="Standard"/>
      <text:p text:style-name="P12">NetflixQuery1.pig</text:p>
      <text:p text:style-name="Standard"/>
      <text:section text:style-name="Sect1" text:name="Section1">
        <text:p text:style-name="Standard"/>
        <text:p text:style-name="Standard"/>
        <text:p text:style-name="P12"><text:s/>/*Contenido mas visto<text:tab/><text:tab/>cd /user/hduser/netflix/*/ </text:p>
        <text:p text:style-name="P12">highview1 = load 'netflixMoviesValidosSimple3.csv' using PigStorage('|') as (idmovie:int, title:chararray, iduser:int, ranking:int, date:chararray, yearmovie:chararray); </text:p>
        <text:p text:style-name="P12">highview2 = cogroup highview1 by title; </text:p>
        <text:p text:style-name="P12">highview3 = foreach highview2 generate group , COUNT(highview1.iduser) as veces; </text:p>
        <text:p text:style-name="P12">highview4 = order highview3 by veces desc; </text:p>
        <text:p text:style-name="P12">highview5 = limit highview4 15; </text:p>
        <text:p text:style-name="P12">store highview5 into 'highview' using PigStorage('|'); </text:p>
        <text:p text:style-name="P12"/>
        <text:p text:style-name="P12"/>
        <text:p text:style-name="P12"/>
        <text:p text:style-name="Standard"/>
      </text:section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6"><text:soft-page-break/>luigi/src/</text:p>
      <text:p text:style-name="Standard"/>
      <text:p text:style-name="P12"/>
      <text:p text:style-name="P12">NetflixTask1.py</text:p>
      <text:section text:style-name="Sect1" text:name="Section3">
        <text:p text:style-name="P12"/>
        <text:p text:style-name="P12"/>
        <text:p text:style-name="P12"><text:span text:style-name="T3">f</text:span>rom luigi.hadoop import HadoopRunContext </text:p>
        <text:p text:style-name="P12">import tempfile </text:p>
        <text:p text:style-name="P12">import os </text:p>
        <text:p text:style-name="P12">import luigi </text:p>
        <text:p text:style-name="P12">import logging </text:p>
        <text:p text:style-name="P12">import subprocess </text:p>
        <text:p text:style-name="P12">import signal </text:p>
        <text:p text:style-name="P12">import shlex </text:p>
        <text:p text:style-name="P12">import select </text:p>
        <text:p text:style-name="P12">from luigi import six </text:p>
        <text:p text:style-name="P12">#from luigi.hdfs import HdfsTarget </text:p>
        <text:p text:style-name="P12">from luigi import configuration </text:p>
        <text:p text:style-name="P12">__author__ = 'victor' </text:p>
        <text:p text:style-name="P12"/>
        <text:p text:style-name="P12">logger = logging.getLogger('luigi-interface') </text:p>
        <text:p text:style-name="P12"/>
        <text:p text:style-name="P12">class PigJobTask1(luigi.Task): </text:p>
        <text:p text:style-name="P12"/>
        <text:p text:style-name="P12"><text:s text:c="4"/>def requires(self): </text:p>
        <text:p text:style-name="P12"><text:s text:c="8"/>return [] </text:p>
        <text:p text:style-name="P12"/>
        <text:p text:style-name="P12"><text:s text:c="4"/>def output(self): </text:p>
        <text:p text:style-name="P12"><text:s text:c="8"/>return luigi.LocalTarget("/usr/local/hadoop/luigi-1.3.0/examples/myexamples/Task1.complete") </text:p>
        <text:p text:style-name="P12"/>
        <text:p text:style-name="P12"><text:s text:c="4"/>def pig_env_vars(self): </text:p>
        <text:p text:style-name="P12"><text:s text:c="8"/>return {} </text:p>
        <text:p text:style-name="P12"/>
        <text:p text:style-name="P12"><text:s text:c="4"/>def pig_home(self): </text:p>
        <text:p text:style-name="P12"><text:s text:c="8"/>return configuration.get_config().get('pig', 'home', '/usr/local/hadoop/pig/') </text:p>
        <text:p text:style-name="P12"/>
        <text:p text:style-name="P12"><text:s text:c="4"/>def pig_command_path(self): </text:p>
        <text:p text:style-name="P12"><text:s text:c="8"/>return luigi.configuration.get_config().get("pig", "command", "pig") </text:p>
        <text:p text:style-name="P12"/>
        <text:p text:style-name="P12"><text:s text:c="4"/>def pig_script_path(self): </text:p>
        <text:p text:style-name="P12"><text:s text:c="8"/>return '/usr/local/hadoop/luigi-1.3.0/examples/myexamples/NetflixQuery1.pig' </text:p>
        <text:p text:style-name="P12"><text:s text:c="8"/>#return 'hdfs://user/hduser/netflix/pruebaNF.pig' </text:p>
        <text:p text:style-name="P12"/>
        <text:p text:style-name="P12"><text:s text:c="4"/>def pig_options(self): </text:p>
        <text:p text:style-name="P12"><text:s text:c="8"/>return ['-x', 'local'] </text:p>
        <text:p text:style-name="P12"><text:s text:c="8"/>#return [] </text:p>
        <text:p text:style-name="P12"/>
        <text:p text:style-name="P12"><text:s text:c="4"/>def pig_parameters(self): </text:p>
        <text:p text:style-name="P12"><text:s text:c="8"/>return {} </text:p>
        <text:p text:style-name="P12"/>
        <text:p text:style-name="P12"><text:s text:c="4"/>def pig_properties(self): </text:p>
        <text:p text:style-name="P12"><text:s text:c="8"/>return {} </text:p>
        <text:p text:style-name="P12"/>
        <text:p text:style-name="P12"><text:s text:c="4"/>def _build_pig_cmd(self): </text:p>
        <text:p text:style-name="P12"><text:s text:c="8"/>opts = self.pig_options() </text:p>
        <text:p text:style-name="P12"><text:soft-page-break/></text:p>
        <text:p text:style-name="P12"><text:s text:c="8"/>for k, v in six.iteritems(self.pig_parameters()): </text:p>
        <text:p text:style-name="P12"><text:s text:c="12"/>opts.append("-p") </text:p>
        <text:p text:style-name="P12"><text:s text:c="12"/>opts.append("%s=%s" % (k, v)) </text:p>
        <text:p text:style-name="P12"/>
        <text:p text:style-name="P12"><text:s text:c="8"/>if self.pig_properties(): </text:p>
        <text:p text:style-name="P12"><text:s text:c="12"/>with open('pig_property_file', 'w') as prop_file: </text:p>
        <text:p text:style-name="P12"><text:s text:c="16"/>prop_file.writelines(["%s=%s%s" % (k, v, os.linesep) for (k, v) in six.iteritems(self.pig_properties())]) </text:p>
        <text:p text:style-name="P12"><text:s text:c="12"/>opts.append('-propertyFile') </text:p>
        <text:p text:style-name="P12"><text:s text:c="12"/>opts.append('pig_property_file') </text:p>
        <text:p text:style-name="P12"/>
        <text:p text:style-name="P12"><text:s text:c="8"/>cmd = [self.pig_command_path()] + opts + ["-f", self.pig_script_path()] </text:p>
        <text:p text:style-name="P12"/>
        <text:p text:style-name="P12"><text:s text:c="8"/>return cmd </text:p>
        <text:p text:style-name="P12"/>
        <text:p text:style-name="P12"><text:s text:c="4"/>def run(self): </text:p>
        <text:p text:style-name="P12"><text:s text:c="8"/>cmd = self._build_pig_cmd() </text:p>
        <text:p text:style-name="P12"><text:s text:c="8"/>self.track_and_progress(cmd) </text:p>
        <text:p text:style-name="P12"><text:s text:c="8"/>with self.output().open('w') as outfile: </text:p>
        <text:p text:style-name="P12"><text:s text:c="12"/>outfile.write('Task1 complete!') </text:p>
        <text:p text:style-name="P12"/>
        <text:p text:style-name="P12"><text:s text:c="4"/>def track_and_progress(self, cmd): </text:p>
        <text:p text:style-name="P12"><text:s text:c="8"/>temp_stdout = tempfile.TemporaryFile() </text:p>
        <text:p text:style-name="P12"><text:s text:c="8"/>env = os.environ.copy() </text:p>
        <text:p text:style-name="P12"><text:s text:c="8"/>env['PIG_HOME'] = self.pig_home() </text:p>
        <text:p text:style-name="P12"><text:s text:c="8"/>for k, v in six.iteritems(self.pig_env_vars()): </text:p>
        <text:p text:style-name="P12"><text:s text:c="12"/>env[k] = v </text:p>
        <text:p text:style-name="P12"/>
        <text:p text:style-name="P12"><text:s text:c="8"/>proc = subprocess.Popen(cmd, shell=False, stdout=subprocess.PIPE, stderr=subprocess.PIPE, env=env) </text:p>
        <text:p text:style-name="P12"><text:s text:c="8"/></text:p>
        <text:p text:style-name="P12"><text:s text:c="8"/>reads = [proc.stderr.fileno(), proc.stdout.fileno()] </text:p>
        <text:p text:style-name="P12"><text:s text:c="8"/># tracking the possible problems with this job </text:p>
        <text:p text:style-name="P12"><text:s text:c="8"/>err_lines = [] </text:p>
        <text:p text:style-name="P12"><text:s text:c="8"/>with PigRunContext(): </text:p>
        <text:p text:style-name="P12"><text:s text:c="12"/>while proc.poll() is None: </text:p>
        <text:p text:style-name="P12"><text:s text:c="16"/>ret = select.select(reads, [], []) </text:p>
        <text:p text:style-name="P12"><text:s text:c="16"/>for fd in ret[0]: </text:p>
        <text:p text:style-name="P12"><text:s text:c="20"/>if fd == proc.stderr.fileno(): </text:p>
        <text:p text:style-name="P12"><text:s text:c="24"/>line = proc.stderr.readline().decode('utf8') </text:p>
        <text:p text:style-name="P12"><text:s text:c="24"/>err_lines.append(line) </text:p>
        <text:p text:style-name="P12"><text:s text:c="20"/>if fd == proc.stdout.fileno(): </text:p>
        <text:p text:style-name="P12"><text:s text:c="24"/>line = proc.stdout.readline().decode('utf8') </text:p>
        <text:p text:style-name="P12"><text:s text:c="24"/>temp_stdout.write(line) </text:p>
        <text:p text:style-name="P12"/>
        <text:p text:style-name="P12"><text:s text:c="16"/>err_line = line.lower() </text:p>
        <text:p text:style-name="P12"><text:s text:c="16"/>if err_line.find('More information at:') != -1: </text:p>
        <text:p text:style-name="P12"><text:s text:c="20"/>logger.info(err_line.split('more information at: ')[-1].strip()) </text:p>
        <text:p text:style-name="P12"><text:s text:c="16"/>if err_line.find(' - '): </text:p>
        <text:p text:style-name="P12"><text:s text:c="20"/>t = err_line.split(' - ')[-1].strip() </text:p>
        <text:p text:style-name="P12"><text:s text:c="20"/>if t != "": </text:p>
        <text:p text:style-name="P12"><text:s text:c="24"/>logger.info(t) </text:p>
        <text:p text:style-name="P12"/>
        <text:p text:style-name="P12"><text:s text:c="8"/># Read the rest + stdout </text:p>
        <text:p text:style-name="P12"><text:s text:c="8"/>err = ''.join(err_lines + [err_line.decode('utf8') for err_line in proc.stderr]) </text:p>
        <text:p text:style-name="P12"><text:s text:c="8"/>if proc.returncode == 0: </text:p>
        <text:p text:style-name="P12"><text:soft-page-break/><text:s text:c="12"/>logger.info("Job completed successfully!") </text:p>
        <text:p text:style-name="P12"><text:s text:c="8"/>else: </text:p>
        <text:p text:style-name="P12"><text:s text:c="12"/>logger.error("Error when running script:\n%s", self.pig_script_path()) </text:p>
        <text:p text:style-name="P12"><text:s text:c="12"/>logger.error(err) </text:p>
        <text:p text:style-name="P12"><text:s text:c="12"/>raise PigJobError("Pig script failed with return value: %s" % (proc.returncode,), err=err) </text:p>
        <text:p text:style-name="P12"/>
        <text:p text:style-name="P12">class PigRunContext(object): </text:p>
        <text:p text:style-name="P12"><text:s text:c="4"/>def __init__(self): </text:p>
        <text:p text:style-name="P12"><text:s text:c="8"/>self.job_id = None </text:p>
        <text:p text:style-name="P12"/>
        <text:p text:style-name="P12"><text:s text:c="4"/>def __enter__(self): </text:p>
        <text:p text:style-name="P12"><text:s text:c="8"/>self.__old_signal = signal.getsignal(signal.SIGTERM) </text:p>
        <text:p text:style-name="P12"><text:s text:c="8"/>signal.signal(signal.SIGTERM, self.kill_job) </text:p>
        <text:p text:style-name="P12"><text:s text:c="8"/>return self </text:p>
        <text:p text:style-name="P12"/>
        <text:p text:style-name="P12"><text:s text:c="4"/>def kill_job(self, captured_signal=None, stack_frame=None): </text:p>
        <text:p text:style-name="P12"><text:s text:c="8"/>if self.job_id: </text:p>
        <text:p text:style-name="P12"><text:s text:c="12"/>logger.info('Job interrupted, killing job %s', self.job_id) </text:p>
        <text:p text:style-name="P12"><text:s text:c="12"/>subprocess.call(['pig', '-e', '"kill %s"' % self.job_id]) </text:p>
        <text:p text:style-name="P12"><text:s text:c="8"/>if captured_signal is not None: </text:p>
        <text:p text:style-name="P12"><text:s text:c="12"/># adding 128 gives the exit code corresponding to a signal </text:p>
        <text:p text:style-name="P12"><text:s text:c="12"/>sys.exit(128 + captured_signal) </text:p>
        <text:p text:style-name="P12"/>
        <text:p text:style-name="P12"><text:s text:c="4"/>def __exit__(self, exc_type, exc_val, exc_tb): </text:p>
        <text:p text:style-name="P12"><text:s text:c="8"/>if exc_type is KeyboardInterrupt: </text:p>
        <text:p text:style-name="P12"><text:s text:c="12"/>self.kill_job() </text:p>
        <text:p text:style-name="P12"><text:s text:c="8"/>signal.signal(signal.SIGTERM, self.__old_signal) </text:p>
        <text:p text:style-name="P12"/>
        <text:p text:style-name="P12"/>
        <text:p text:style-name="P12">class PigJobError(RuntimeError): </text:p>
        <text:p text:style-name="P12"><text:s text:c="4"/>def __init__(self, message, out=None, err=None): </text:p>
        <text:p text:style-name="P12"><text:s text:c="8"/>super(PigJobError, self).__init__(message, out, err) </text:p>
        <text:p text:style-name="P12"><text:s text:c="8"/>self.message = message </text:p>
        <text:p text:style-name="P12"><text:s text:c="8"/>self.out = out </text:p>
        <text:p text:style-name="P12"><text:s text:c="8"/>self.err = err </text:p>
        <text:p text:style-name="P12"/>
        <text:p text:style-name="P12"><text:s text:c="4"/>def __str__(self): </text:p>
        <text:p text:style-name="P12"><text:s text:c="8"/>info = self.message </text:p>
        <text:p text:style-name="P12"><text:s text:c="8"/>if self.out: </text:p>
        <text:p text:style-name="P12"><text:s text:c="12"/>info += "\nSTDOUT: " + str(self.out) </text:p>
        <text:p text:style-name="P12"><text:s text:c="8"/>if self.err: </text:p>
        <text:p text:style-name="P12"><text:s text:c="12"/>info += "\nSTDERR: " + str(self.err) </text:p>
        <text:p text:style-name="P12"><text:s text:c="8"/>return info </text:p>
        <text:p text:style-name="P12"/>
        <text:p text:style-name="P12"># if __name__ == '__main__': </text:p>
        <text:p text:style-name="P12"># <text:tab/>luigi.run(["--local-scheduler"], main_task_cls=PigJobTask1) </text:p>
        <text:p text:style-name="P12"/>
        <text:p text:style-name="P12"/>
        <text:p text:style-name="P12"/>
        <text:p text:style-name="P12"/>
      </text:section>
      <text:p text:style-name="P12"/>
      <text:section text:style-name="Sect3" text:name="Section8">
        <text:p text:style-name="Standard">De manera similiar se crea NetflixTask1.py y el NetflixQuery1.pig</text:p>
        <text:p text:style-name="Standard"/>
        <text:p text:style-name="Standard">Para ejecutar el workflow</text:p>
        <text:p text:style-name="Preformatted_20_Text">$ python MyWorkflow.py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Calibri1" svg:font-family="Calibri, sans-serif"/>
    <style:font-face style:name="Symbol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DejaVu Sans Mono" svg:font-family="'DejaVu Sans Mono'" style:font-family-generic="modern"/>
    <style:font-face style:name="Lohit Hindi" svg:font-family="'Lohit Hindi'" style:font-family-generic="modern"/>
    <style:font-face style:name="WenQuanYi Micro Hei" svg:font-family="'WenQuanYi Micro Hei'" style:font-family-generic="modern"/>
    <style:font-face style:name="FreeSans" svg:font-family="FreeSans" style:font-family-generic="roman"/>
    <style:font-face style:name="Times New Roman1" svg:font-family="'Times New Roman'" style:font-family-generic="roman"/>
    <style:font-face style:name="FreeSans3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Garuda" svg:font-family="Garuda, angsananew" style:font-pitch="variable"/>
    <style:font-face style:name="Liberation Sans1" svg:font-family="'Liberation Sans', Arial" style:font-pitch="variable"/>
    <style:font-face style:name="Meta-Normal" svg:font-family="Meta-Normal, 'Courier New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MX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3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text-align="end" style:justify-single-word="false" fo:keep-with-next="always"/>
      <style:text-properties fo:color="#00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top="0.423cm" fo:margin-bottom="0.106cm" style:contextual-spacing="false" fo:keep-with-next="always"/>
      <style:text-properties style:font-name="Tahoma" fo:font-family="Tahoma" style:font-family-generic="swiss" style:font-pitch="variable" fo:font-size="14pt" fo:font-weight="bold" style:font-size-asian="14pt" style:font-weight-asian="bold" style:font-name-complex="Tahoma" style:font-family-complex="Tahom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end" style:justify-single-word="false" fo:keep-with-next="always"/>
      <style:text-properties style:font-name="Tahoma" fo:font-family="Tahoma" style:font-family-generic="swiss" style:font-pitch="variable" fo:font-size="8pt" fo:font-weight="bold" style:font-size-asian="8pt" style:font-weight-asian="bold" style:font-name-complex="Tahoma" style:font-family-complex="Tahoma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raxis_20_Cuerpo_20_de_20_texto" style:display-name="Praxis Cuerpo de texto" style:family="paragraph">
      <style:paragraph-properties fo:margin-left="0cm" fo:margin-right="0cm" fo:text-align="justify" style:justify-single-word="false" fo:orphans="2" fo:widows="2" fo:hyphenation-ladder-count="no-limit" fo:text-indent="0.501cm" style:auto-text-indent="false"/>
      <style:text-properties style:use-window-font-color="true" style:font-name="Tahoma" fo:font-family="Tahoma" style:font-family-generic="swiss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MX" style:font-name-complex="Tahoma" style:font-family-complex="Tahom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Praxis_20_Subtítulo_20_1" style:display-name="Praxis Subtítulo 1" style:family="paragraph" style:parent-style-name="Praxis_20_Cuerpo_20_de_20_texto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/>
    </style:style>
    <style:style style:name="Praxis_20_Subtítulo_20_2" style:display-name="Praxis Subtítulo 2" style:family="paragraph" style:parent-style-name="Praxis_20_Subtítulo_20_1"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sin_20_formato" style:display-name="Texto sin formato" style:family="paragraph" style:parent-style-name="Standard">
      <style:text-properties style:font-name="Consolas" fo:font-family="Consolas" style:font-family-generic="modern" fo:font-size="10.5pt" fo:language="es" fo:country="MX" style:font-name-asian="Calibri" style:font-family-asian="Calibri" style:font-family-generic-asian="swiss" style:font-pitch-asian="variable" style:font-size-asian="10.5pt" style:font-name-complex="Times New Roman" style:font-family-complex="'Times New Roman'" style:font-family-generic-complex="roman" style:font-pitch-complex="variable" style:font-size-complex="10.5pt"/>
    </style:style>
    <style:style style:name="Sin_20_espaciado" style:display-name="Sin espaciado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fo:font-size="10pt" style:font-name-asian="WenQuanYi Micro Hei" style:font-family-asian="'WenQuanYi Micro Hei'" style:font-family-generic-asian="modern" style:font-size-asian="10pt" style:font-name-complex="Lohit Hindi" style:font-family-complex="'Lohit Hindi'" style:font-family-generic-complex="modern" style:font-size-complex="10pt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24pt" fo:language="es" fo:country="MX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bject_20_with_20_arrow" style:display-name="Object with arr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shadow" style:display-name="Object with shadow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out_20_fill" style:display-name="Object without fill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Object_20_with_20_no_20_fill_20_and_20_no_20_line" style:display-name="Object with no fill and no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ext_20_body_20_justified" style:display-name="Text body justified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1" style:family="paragraph" style:parent-style-name="Defaul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Title2" style:family="paragraph" style:parent-style-name="Default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imension_20_Line" style:display-name="Dimension Line" style:family="paragraph" style:parent-style-name="Defaul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font-size-asian="2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1" style:display-name="Default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Default_7e_LT_7e_Titel" style:display-name="Default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Untertitel" style:display-name="Default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Notizen" style:display-name="Default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1" fo:font-family="'Times New Roman'" style:font-family-generic="roman" fo:font-size="24pt" fo:language="es" fo:country="MX" fo:font-style="normal" fo:text-shadow="none" style:text-underline-style="none" fo:font-weight="normal" style:font-name-asian="DejaVu Sans" style:font-family-asian="'DejaVu Sans'" style:font-pitch-asian="variable" style:font-size-asian="24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_7e_LT_7e_Hintergrund" style:display-name="Default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fo:color="#000000" style:font-name="FreeSans" fo:font-family="FreeSans" style:font-family-generic="roman" fo:font-size="18pt" fo:language="es" fo:country="MX" style:font-name-asian="DejaVu Sans" style:font-family-asian="'DejaVu Sans'" style:font-pitch-asian="variable" style:font-size-asian="18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gray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ay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orang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turquois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u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earth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green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seetang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lightblue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yellow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font-size-asian="18pt" style:font-name-complex="FreeSans" style:font-family-complex="FreeSans" style:font-family-generic-complex="roman"/>
    </style:style>
    <style:style style:name="Background_20_objects" style:display-name="Background objects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Backgro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Notes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1" style:display-name="Outline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Outline_20_3" style:display-name="Outline 3" style:family="paragraph" style:parent-style-name="Outline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Outline_20_4" style:display-name="Outline 4" style:family="paragraph" style:parent-style-name="Outline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Outline_20_5" style:display-name="Outline 5" style:family="paragraph" style:parent-style-name="Outline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6" style:display-name="Outline 6" style:family="paragraph" style:parent-style-name="Outline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7" style:display-name="Outline 7" style:family="paragraph" style:parent-style-name="Outline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8" style:display-name="Outline 8" style:family="paragraph" style:parent-style-name="Outline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Outline_20_9" style:display-name="Outline 9" style:family="paragraph" style:parent-style-name="Outline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1" style:display-name="Title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_7e_LT_7e_Titel" style:display-name="Title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Untertitel" style:display-name="Title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Notizen" style:display-name="Title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_7e_LT_7e_Hintergrund" style:display-name="Title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Gliederung_20_1" style:display-name="Title2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Gliederung_20_2" style:display-name="Title2~LT~Gliederung 2" style:family="paragraph" style:parent-style-name="Title2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2_7e_LT_7e_Titel" style:display-name="Title2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Untertitel" style:display-name="Title2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Notizen" style:display-name="Title2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2_7e_LT_7e_Hintergrundobjekte" style:display-name="Title2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2_7e_LT_7e_Hintergrund" style:display-name="Title2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Gliederung_20_1" style:display-name="Title3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Gliederung_20_2" style:display-name="Title3~LT~Gliederung 2" style:family="paragraph" style:parent-style-name="Title3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3_7e_LT_7e_Titel" style:display-name="Title3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Untertitel" style:display-name="Title3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Notizen" style:display-name="Title3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3_7e_LT_7e_Hintergrundobjekte" style:display-name="Title3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3_7e_LT_7e_Hintergrund" style:display-name="Title3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Gliederung_20_1" style:display-name="Title4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Gliederung_20_2" style:display-name="Title4~LT~Gliederung 2" style:family="paragraph" style:parent-style-name="Title4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4_7e_LT_7e_Titel" style:display-name="Title4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Untertitel" style:display-name="Title4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Notizen" style:display-name="Title4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4_7e_LT_7e_Hintergrundobjekte" style:display-name="Title4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4_7e_LT_7e_Hintergrund" style:display-name="Title4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Gliederung_20_1" style:display-name="Title5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Gliederung_20_2" style:display-name="Title5~LT~Gliederung 2" style:family="paragraph" style:parent-style-name="Title5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3" style:display-name="Title5~LT~Gliederung 3" style:family="paragraph" style:parent-style-name="Title5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4" style:display-name="Title5~LT~Gliederung 4" style:family="paragraph" style:parent-style-name="Title5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5" style:display-name="Title5~LT~Gliederung 5" style:family="paragraph" style:parent-style-name="Title5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6" style:display-name="Title5~LT~Gliederung 6" style:family="paragraph" style:parent-style-name="Title5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7" style:display-name="Title5~LT~Gliederung 7" style:family="paragraph" style:parent-style-name="Title5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8" style:display-name="Title5~LT~Gliederung 8" style:family="paragraph" style:parent-style-name="Title5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Gliederung_20_9" style:display-name="Title5~LT~Gliederung 9" style:family="paragraph" style:parent-style-name="Title5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5_7e_LT_7e_Titel" style:display-name="Title5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Untertitel" style:display-name="Title5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Notizen" style:display-name="Title5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5_7e_LT_7e_Hintergrundobjekte" style:display-name="Title5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5_7e_LT_7e_Hintergrund" style:display-name="Title5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Gliederung_20_1" style:display-name="Title6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Gliederung_20_2" style:display-name="Title6~LT~Gliederung 2" style:family="paragraph" style:parent-style-name="Title6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3" style:display-name="Title6~LT~Gliederung 3" style:family="paragraph" style:parent-style-name="Title6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4" style:display-name="Title6~LT~Gliederung 4" style:family="paragraph" style:parent-style-name="Title6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5" style:display-name="Title6~LT~Gliederung 5" style:family="paragraph" style:parent-style-name="Title6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6" style:display-name="Title6~LT~Gliederung 6" style:family="paragraph" style:parent-style-name="Title6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7" style:display-name="Title6~LT~Gliederung 7" style:family="paragraph" style:parent-style-name="Title6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8" style:display-name="Title6~LT~Gliederung 8" style:family="paragraph" style:parent-style-name="Title6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Gliederung_20_9" style:display-name="Title6~LT~Gliederung 9" style:family="paragraph" style:parent-style-name="Title6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6_7e_LT_7e_Titel" style:display-name="Title6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Untertitel" style:display-name="Title6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Notizen" style:display-name="Title6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6_7e_LT_7e_Hintergrundobjekte" style:display-name="Title6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6_7e_LT_7e_Hintergrund" style:display-name="Title6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Gliederung_20_1" style:display-name="Title7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Gliederung_20_2" style:display-name="Title7~LT~Gliederung 2" style:family="paragraph" style:parent-style-name="Title7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3" style:display-name="Title7~LT~Gliederung 3" style:family="paragraph" style:parent-style-name="Title7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4" style:display-name="Title7~LT~Gliederung 4" style:family="paragraph" style:parent-style-name="Title7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5" style:display-name="Title7~LT~Gliederung 5" style:family="paragraph" style:parent-style-name="Title7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6" style:display-name="Title7~LT~Gliederung 6" style:family="paragraph" style:parent-style-name="Title7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7" style:display-name="Title7~LT~Gliederung 7" style:family="paragraph" style:parent-style-name="Title7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8" style:display-name="Title7~LT~Gliederung 8" style:family="paragraph" style:parent-style-name="Title7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Gliederung_20_9" style:display-name="Title7~LT~Gliederung 9" style:family="paragraph" style:parent-style-name="Title7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7_7e_LT_7e_Titel" style:display-name="Title7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Untertitel" style:display-name="Title7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Notizen" style:display-name="Title7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7_7e_LT_7e_Hintergrundobjekte" style:display-name="Title7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7_7e_LT_7e_Hintergrund" style:display-name="Title7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Gliederung_20_1" style:display-name="Title8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Gliederung_20_2" style:display-name="Title8~LT~Gliederung 2" style:family="paragraph" style:parent-style-name="Title8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3" style:display-name="Title8~LT~Gliederung 3" style:family="paragraph" style:parent-style-name="Title8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4" style:display-name="Title8~LT~Gliederung 4" style:family="paragraph" style:parent-style-name="Title8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5" style:display-name="Title8~LT~Gliederung 5" style:family="paragraph" style:parent-style-name="Title8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6" style:display-name="Title8~LT~Gliederung 6" style:family="paragraph" style:parent-style-name="Title8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7" style:display-name="Title8~LT~Gliederung 7" style:family="paragraph" style:parent-style-name="Title8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8" style:display-name="Title8~LT~Gliederung 8" style:family="paragraph" style:parent-style-name="Title8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Gliederung_20_9" style:display-name="Title8~LT~Gliederung 9" style:family="paragraph" style:parent-style-name="Title8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8_7e_LT_7e_Titel" style:display-name="Title8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Untertitel" style:display-name="Title8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Notizen" style:display-name="Title8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8_7e_LT_7e_Hintergrundobjekte" style:display-name="Title8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8_7e_LT_7e_Hintergrund" style:display-name="Title8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Gliederung_20_1" style:display-name="Title9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Gliederung_20_2" style:display-name="Title9~LT~Gliederung 2" style:family="paragraph" style:parent-style-name="Title9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3" style:display-name="Title9~LT~Gliederung 3" style:family="paragraph" style:parent-style-name="Title9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4" style:display-name="Title9~LT~Gliederung 4" style:family="paragraph" style:parent-style-name="Title9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5" style:display-name="Title9~LT~Gliederung 5" style:family="paragraph" style:parent-style-name="Title9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6" style:display-name="Title9~LT~Gliederung 6" style:family="paragraph" style:parent-style-name="Title9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7" style:display-name="Title9~LT~Gliederung 7" style:family="paragraph" style:parent-style-name="Title9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8" style:display-name="Title9~LT~Gliederung 8" style:family="paragraph" style:parent-style-name="Title9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Gliederung_20_9" style:display-name="Title9~LT~Gliederung 9" style:family="paragraph" style:parent-style-name="Title9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9_7e_LT_7e_Titel" style:display-name="Title9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Untertitel" style:display-name="Title9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Notizen" style:display-name="Title9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9_7e_LT_7e_Hintergrundobjekte" style:display-name="Title9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9_7e_LT_7e_Hintergrund" style:display-name="Title9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Gliederung_20_1" style:display-name="Title10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Gliederung_20_2" style:display-name="Title10~LT~Gliederung 2" style:family="paragraph" style:parent-style-name="Title10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3" style:display-name="Title10~LT~Gliederung 3" style:family="paragraph" style:parent-style-name="Title10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4" style:display-name="Title10~LT~Gliederung 4" style:family="paragraph" style:parent-style-name="Title10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5" style:display-name="Title10~LT~Gliederung 5" style:family="paragraph" style:parent-style-name="Title10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6" style:display-name="Title10~LT~Gliederung 6" style:family="paragraph" style:parent-style-name="Title10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7" style:display-name="Title10~LT~Gliederung 7" style:family="paragraph" style:parent-style-name="Title10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8" style:display-name="Title10~LT~Gliederung 8" style:family="paragraph" style:parent-style-name="Title10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Gliederung_20_9" style:display-name="Title10~LT~Gliederung 9" style:family="paragraph" style:parent-style-name="Title10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0_7e_LT_7e_Titel" style:display-name="Title10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Untertitel" style:display-name="Title10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Notizen" style:display-name="Title10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0_7e_LT_7e_Hintergrundobjekte" style:display-name="Title10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0_7e_LT_7e_Hintergrund" style:display-name="Title10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Gliederung_20_1" style:display-name="Title11~LT~Gliederung 1" style:family="paragraph">
      <style:paragraph-properties fo:margin-left="0cm" fo:margin-right="0cm" fo:margin-top="0.176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Gliederung_20_2" style:display-name="Title11~LT~Gliederung 2" style:family="paragraph" style:parent-style-name="Title11_7e_LT_7e_Gliederung_20_1">
      <style:paragraph-properties fo:margin-left="0cm" fo:margin-right="0cm" fo:margin-top="0.159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3" style:display-name="Title11~LT~Gliederung 3" style:family="paragraph" style:parent-style-name="Title11_7e_LT_7e_Gliederung_20_2">
      <style:paragraph-properties fo:margin-left="0cm" fo:margin-right="0cm" fo:margin-top="0.141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6pt" fo:font-style="normal" fo:text-shadow="none" style:text-underline-style="none" fo:font-weight="normal" style:letter-kerning="true" style:font-size-asian="16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4" style:display-name="Title11~LT~Gliederung 4" style:family="paragraph" style:parent-style-name="Title11_7e_LT_7e_Gliederung_20_3">
      <style:paragraph-properties fo:margin-left="0cm" fo:margin-right="0cm" fo:margin-top="0.123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4pt" fo:font-style="normal" fo:text-shadow="none" style:text-underline-style="none" fo:font-weight="normal" style:letter-kerning="true" style:font-size-asian="14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5" style:display-name="Title11~LT~Gliederung 5" style:family="paragraph" style:parent-style-name="Title11_7e_LT_7e_Gliederung_20_4">
      <style:paragraph-properties fo:margin-left="0cm" fo:margin-right="0cm" fo:margin-top="0.10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6" style:display-name="Title11~LT~Gliederung 6" style:family="paragraph" style:parent-style-name="Title11_7e_LT_7e_Gliederung_20_5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7" style:display-name="Title11~LT~Gliederung 7" style:family="paragraph" style:parent-style-name="Title11_7e_LT_7e_Gliederung_20_6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8" style:display-name="Title11~LT~Gliederung 8" style:family="paragraph" style:parent-style-name="Title11_7e_LT_7e_Gliederung_20_7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Gliederung_20_9" style:display-name="Title11~LT~Gliederung 9" style:family="paragraph" style:parent-style-name="Title11_7e_LT_7e_Gliederung_20_8">
      <style:paragraph-properties fo:margin-left="0cm" fo:margin-right="0cm" fo:margin-top="0.106cm" fo:margin-bottom="0cm" style:contextual-spacing="false" fo:text-align="start" style:justify-single-word="false" fo:text-indent="0cm" style:auto-text-indent="false"/>
      <style:text-properties fo:color="#193f78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size-asian="12pt" style:font-style-asian="normal" style:font-weight-asian="normal" style:font-name-complex="FreeSans" style:font-family-complex="FreeSans" style:font-family-generic-complex="roman" style:text-emphasize="none"/>
    </style:style>
    <style:style style:name="Title11_7e_LT_7e_Titel" style:display-name="Title11~LT~Titel" style:family="paragraph">
      <style:paragraph-properties fo:margin-left="0cm" fo:margin-right="0cm" fo:margin-top="0cm" fo:margin-bottom="0cm" style:contextual-spacing="false" fo:text-align="end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18pt" fo:language="es" fo:country="MX" fo:font-style="normal" fo:text-shadow="none" style:text-underline-style="none" fo:font-weight="bold" style:letter-kerning="true" style:font-name-asian="DejaVu Sans" style:font-family-asian="'DejaVu Sans'" style:font-pitch-asian="variable" style:font-size-asian="18pt" style:language-asian="zh" style:country-asian="CN" style:font-style-asian="normal" style:font-weight-asian="bold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Untertitel" style:display-name="Title11~LT~Untertitel" style:family="paragraph">
      <style:paragraph-properties fo:margin-left="0cm" fo:margin-right="0cm" fo:margin-top="0.176cm" fo:margin-bottom="0cm" style:contextual-spacing="false" fo:text-align="center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93f78" style:text-outline="false" style:text-line-through-style="none" style:text-line-through-type="none" style:font-name="FreeSans" fo:font-family="FreeSans" style:font-family-generic="roman" fo:font-size="20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20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Notizen" style:display-name="Title11~LT~Notizen" style:family="paragraph">
      <style:paragraph-properties fo:margin-left="0cm" fo:margin-right="0cm" fo:margin-top="0.159cm" fo:margin-bottom="0cm" style:contextual-spacing="false" fo:text-align="start" style:justify-single-word="false" fo:orphans="2" fo:widows="2" fo:hyphenation-ladder-count="no-limit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language="es" fo:country="MX" fo:font-style="normal" fo:text-shadow="none" style:text-underline-style="none" fo:font-weight="normal" style:letter-kerning="true" style:font-name-asian="DejaVu Sans" style:font-family-asian="'DejaVu Sans'" style:font-pitch-asian="variable" style:font-size-asian="12pt" style:language-asian="zh" style:country-asian="CN" style:font-style-asian="normal" style:font-weight-asian="normal" style:font-name-complex="Liberation Sans1" style:font-family-complex="'Liberation Sans', Arial" style:font-pitch-complex="variable" style:font-size-complex="12pt" style:language-complex="hi" style:country-complex="IN" style:text-emphasize="none" fo:hyphenate="false" fo:hyphenation-remain-char-count="2" fo:hyphenation-push-char-count="2"/>
    </style:style>
    <style:style style:name="Title11_7e_LT_7e_Hintergrundobjekte" style:display-name="Title11~LT~Hintergrundobjekte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letter-kerning="true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itle11_7e_LT_7e_Hintergrund" style:display-name="Title11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MX" style:font-name-asian="DejaVu Sans" style:font-family-asian="'DejaVu Sans'" style:font-pitch-asian="variable" style:font-size-asian="12pt" style:language-asian="zh" style:country-asian="CN" style:font-name-complex="Liberation Sans1" style:font-family-complex="'Liberation Sans', Arial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4z0" style:family="text"/>
    <style:style style:name="WW8Num4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5z0" style:family="text"/>
    <style:style style:name="WW8Num5z1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8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0" style:family="text">
      <style:text-properties style:font-name="Symbol1" fo:font-family="Symbol" style:font-family-generic="roman" style:font-pitch="variable" style:font-name-complex="Symbol1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exto_20_sin_20_formato_20_Car" style:display-name="Texto sin formato C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name-asian="WenQuanYi Micro Hei" style:font-family-asian="'WenQuanYi Micro Hei'" style:font-family-generic-asian="modern" style:font-name-complex="Lohit Hindi" style:font-family-complex="'Lohit Hindi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es" fo:country="MX" style:language-asian="es" style:country-asian="MX"/>
    </style:style>
    <style:style style:name="MP2" style:family="paragraph">
      <style:paragraph-properties style:writing-mode="lr-tb"/>
    </style:style>
    <style:style style:name="MP3" style:family="paragraph" style:parent-style-name="Heading_20_1">
      <style:text-properties fo:language="es" fo:country="MX"/>
    </style:style>
    <style:style style:name="MP4" style:family="paragraph" style:parent-style-name="Standard">
      <style:paragraph-properties fo:text-align="end" style:justify-single-word="false"/>
      <style:text-properties fo:color="#808080" style:font-name="Arial" fo:font-size="9pt" fo:language="es" fo:country="MX" style:font-size-asian="9pt" style:font-name-complex="Arial"/>
    </style:style>
    <style:style style:name="MP5" style:family="paragraph" style:parent-style-name="Footer">
      <style:paragraph-properties>
        <style:tab-stops/>
      </style:paragraph-properties>
      <style:text-properties fo:language="es" fo:country="MX" style:language-asian="es" style:country-asian="MX"/>
    </style:style>
    <style:style style:name="MP6" style:family="paragraph" style:parent-style-name="Standard">
      <style:paragraph-properties fo:text-align="justify" style:justify-single-word="false"/>
    </style:style>
    <style:style style:name="MP7" style:family="paragraph" style:parent-style-name="Heading_20_4">
      <style:text-properties fo:color="#808080" style:font-name="Meta-Normal" style:font-name-complex="Meta-Normal"/>
    </style:style>
    <style:style style:name="MT1" style:family="text">
      <style:text-properties style:use-window-font-color="true" fo:font-size="7pt" fo:font-weight="bold" fo:background-color="#ffffff" loext:char-shading-value="0" style:font-size-asian="7pt" style:font-weight-asian="bold" style:font-name-complex="Arial"/>
    </style:style>
    <style:style style:name="MT2" style:family="text">
      <style:text-properties style:use-window-font-color="true" style:font-name="Arial" fo:font-size="7pt" fo:font-weight="bold" fo:background-color="transparent" loext:char-shading-value="0" style:font-size-asian="7pt" style:font-weight-asian="bold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none" draw:fill="solid" draw:fill-color="#000000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f17a13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draw:fill="solid" draw:fill-color="#ffffff" draw:textarea-horizontal-align="left" draw:textarea-vertical-align="middle" draw:auto-grow-height="false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0.991cm" fo:margin-bottom="0.66cm" fo:margin-left="1.499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09cm" fo:margin-left="0cm" fo:margin-right="0cm" fo:margin-bottom="1.51cm" style:dynamic-spacing="true"/>
      </style:header-style>
      <style:footer-style>
        <style:header-footer-properties fo:min-height="2.219cm" fo:margin-left="0cm" fo:margin-right="0cm" fo:margin-top="2.1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char" draw:z-index="11" draw:style-name="Mgr1" draw:text-style-name="MP2" svg:width="0.018cm" svg:height="0.017cm" svg:x="18.755cm" svg:y="2.461cm"><text:p/><draw:enhanced-geometry svg:viewBox="0 0 10 9" draw:type="non-primitive" draw:enhanced-path="M 10 4 L 10 0 5 0 5 9 0 4 10 4 Z N"/></draw:custom-shape><draw:custom-shape text:anchor-type="char" draw:z-index="35" draw:style-name="Mgr2" draw:text-style-name="MP2" svg:width="0.128cm" svg:height="0.128cm" svg:x="17.932cm" svg:y="0.794cm"><text:p/><draw:enhanced-geometry svg:viewBox="0 0 21600 21600" draw:type="rectangle" draw:enhanced-path="M 0 0 L 21600 0 21600 21600 0 21600 0 0 Z N"/></draw:custom-shape><draw:custom-shape text:anchor-type="char" draw:z-index="41" draw:style-name="Mgr2" draw:text-style-name="MP2" svg:width="0.128cm" svg:height="0.128cm" svg:x="18.186cm" svg:y="0.794cm"><text:p/><draw:enhanced-geometry svg:viewBox="0 0 21600 21600" draw:type="rectangle" draw:enhanced-path="M 0 0 L 21600 0 21600 21600 0 21600 0 0 Z N"/></draw:custom-shape><draw:custom-shape text:anchor-type="char" draw:z-index="47" draw:style-name="Mgr2" draw:text-style-name="MP2" svg:width="0.128cm" svg:height="0.128cm" svg:x="18.44cm" svg:y="0.794cm"><text:p/><draw:enhanced-geometry svg:viewBox="0 0 21600 21600" draw:type="rectangle" draw:enhanced-path="M 0 0 L 21600 0 21600 21600 0 21600 0 0 Z N"/></draw:custom-shape><draw:frame draw:style-name="Mfr1" draw:name="Frame3" text:anchor-type="char" svg:x="8.804cm" svg:y="-0.504cm" svg:width="9.996cm" svg:height="0.889cm" draw:z-index="53"><draw:text-box><text:h text:style-name="MP3" text:outline-level="1">Work Flow Luigi</text:h></draw:text-box></draw:frame></text:p>
        <text:p text:style-name="Standard"><draw:frame draw:style-name="Mfr1" draw:name="Frame4" text:anchor-type="char" svg:x="10.947cm" svg:y="0.614cm" svg:width="7.853cm" svg:height="0.487cm" draw:z-index="59"><draw:text-box><text:p text:style-name="MP4">Big Data</text:p></draw:text-box></draw:frame></text:p>
      </style:header>
      <style:footer>
        <text:p text:style-name="MP5"><draw:frame draw:style-name="Mfr2" draw:name="Image1" text:anchor-type="as-char" svg:width="18.59cm" svg:height="1.184cm" draw:z-index="5"><draw:image xlink:href="Pictures/100000000000076A0000008348CD35DA.jpg" xlink:type="simple" xlink:show="embed" xlink:actuate="onLoad"/></draw:frame><draw:custom-shape text:anchor-type="char" draw:z-index="17" draw:style-name="Mgr3" draw:text-style-name="MP2" svg:width="0.255cm" svg:height="0.255cm" svg:x="1.556cm" svg:y="0.099cm"><text:p/><draw:enhanced-geometry svg:viewBox="0 0 21600 21600" draw:mirror-vertical="true" draw:type="rectangle" draw:enhanced-path="M 0 0 L 21600 0 21600 21600 0 21600 0 0 Z N"/></draw:custom-shape><draw:custom-shape text:anchor-type="char" draw:z-index="23" draw:style-name="Mgr3" draw:text-style-name="MP2" svg:width="0.255cm" svg:height="0.255cm" svg:x="1.979cm" svg:y="0.099cm"><text:p/><draw:enhanced-geometry svg:viewBox="0 0 21600 21600" draw:mirror-vertical="true" draw:type="rectangle" draw:enhanced-path="M 0 0 L 21600 0 21600 21600 0 21600 0 0 Z N"/></draw:custom-shape><draw:custom-shape text:anchor-type="char" draw:z-index="29" draw:style-name="Mgr3" draw:text-style-name="MP2" svg:width="0.255cm" svg:height="0.255cm" svg:x="2.402cm" svg:y="0.099cm"><text:p/><draw:enhanced-geometry svg:viewBox="0 0 21600 21600" draw:mirror-vertical="true" draw:type="rectangle" draw:enhanced-path="M 0 0 L 21600 0 21600 21600 0 21600 0 0 Z N"/></draw:custom-shape><draw:frame draw:style-name="Mfr1" draw:name="Frame1" text:anchor-type="char" svg:x="17.551cm" svg:y="-0.025cm" svg:width="1.399cm" svg:height="0.487cm" draw:z-index="65"><draw:text-box><text:p text:style-name="MP6"><text:span text:style-name="Page_20_Number"><text:span text:style-name="MT1"><text:page-number text:select-page="current">5</text:page-number></text:span></text:span><text:span text:style-name="Page_20_Number"><text:span text:style-name="MT2">/</text:span></text:span><text:span text:style-name="Page_20_Number"><text:span text:style-name="MT1"><text:page-count style:num-format="1">6</text:page-count></text:span></text:span></text:p></draw:text-box></draw:frame><draw:frame draw:style-name="Mfr1" draw:name="Frame2" text:anchor-type="char" svg:x="12.573cm" svg:y="2.117cm" svg:width="6.075cm" svg:height="0.741cm" draw:z-index="71"><draw:text-box><text:h text:style-name="MP7" text:outline-level="4">MATERIAL CONFIDENCIAL</text:h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3:16:57.125473133</meta:creation-date>
    <dc:date>2015-08-25T16:14:19.145859783</dc:date>
    <meta:print-date>2004-07-22T15:58:00</meta:print-date>
    <meta:editing-cycles>12</meta:editing-cycles>
    <meta:editing-duration>P1DT3H33M6S</meta:editing-duration>
    <meta:generator>LibreOffice/4.2.8.2$Linux_X86_64 LibreOffice_project/420m0$Build-2</meta:generator>
    <meta:document-statistic meta:table-count="0" meta:image-count="1" meta:object-count="0" meta:page-count="6" meta:paragraph-count="200" meta:word-count="692" meta:character-count="7572" meta:non-whitespace-character-count="5770"/>
  </office:meta>
</office:document-meta>
</file>